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754" officeooo:paragraph-rsid="00163754"/>
    </style:style>
    <style:style style:name="P2" style:family="paragraph" style:parent-style-name="Standard">
      <style:text-properties fo:font-size="13pt" officeooo:rsid="00163754" officeooo:paragraph-rsid="00163754" style:font-size-asian="13pt" style:font-size-complex="13pt"/>
    </style:style>
    <style:style style:name="P3" style:family="paragraph" style:parent-style-name="Standard">
      <style:text-properties officeooo:rsid="0019aa57" officeooo:paragraph-rsid="0019aa57"/>
    </style:style>
    <style:style style:name="P4" style:family="paragraph" style:parent-style-name="Standard">
      <style:text-properties officeooo:rsid="001b28d4" officeooo:paragraph-rsid="001b28d4"/>
    </style:style>
    <style:style style:name="P5" style:family="paragraph" style:parent-style-name="Standard">
      <style:text-properties fo:font-size="13pt" officeooo:rsid="00163754" officeooo:paragraph-rsid="00163754" style:font-size-asian="13pt" style:font-size-complex="13pt"/>
    </style:style>
    <style:style style:name="P6" style:family="paragraph" style:parent-style-name="Standard">
      <style:text-properties fo:color="#ce181e" fo:font-size="12pt" officeooo:rsid="00163754" officeooo:paragraph-rsid="00163754" style:font-size-asian="12pt" style:font-size-complex="12pt"/>
    </style:style>
    <style:style style:name="P7" style:family="paragraph" style:parent-style-name="Standard">
      <style:text-properties fo:color="#ce181e" fo:font-size="12pt" officeooo:rsid="0027c705" officeooo:paragraph-rsid="0027c705" style:font-size-asian="12pt" style:font-size-complex="12pt"/>
    </style:style>
    <style:style style:name="P8" style:family="paragraph" style:parent-style-name="Standard">
      <style:text-properties officeooo:rsid="00163754" officeooo:paragraph-rsid="00163754"/>
    </style:style>
    <style:style style:name="P9" style:family="paragraph" style:parent-style-name="Standard">
      <style:text-properties officeooo:rsid="00163754" officeooo:paragraph-rsid="001b28d4"/>
    </style:style>
    <style:style style:name="P10" style:family="paragraph" style:parent-style-name="Standard">
      <style:text-properties officeooo:rsid="0023fe3c" officeooo:paragraph-rsid="0023fe3c"/>
    </style:style>
    <style:style style:name="P11" style:family="paragraph" style:parent-style-name="Standard">
      <style:text-properties officeooo:rsid="0019aa57" officeooo:paragraph-rsid="00244235"/>
    </style:style>
    <style:style style:name="P12" style:family="paragraph" style:parent-style-name="Standard">
      <style:text-properties officeooo:rsid="001b28d4" officeooo:paragraph-rsid="00244235"/>
    </style:style>
    <style:style style:name="P13" style:family="paragraph" style:parent-style-name="Standard">
      <style:text-properties officeooo:rsid="0024ab3b" officeooo:paragraph-rsid="0024ab3b"/>
    </style:style>
    <style:style style:name="T1" style:family="text">
      <style:text-properties officeooo:rsid="0019aa57"/>
    </style:style>
    <style:style style:name="T2" style:family="text">
      <style:text-properties officeooo:rsid="001ae1e1"/>
    </style:style>
    <style:style style:name="T3" style:family="text">
      <style:text-properties officeooo:rsid="001cc113"/>
    </style:style>
    <style:style style:name="T4" style:family="text">
      <style:text-properties officeooo:rsid="001e975d"/>
    </style:style>
    <style:style style:name="T5" style:family="text">
      <style:text-properties officeooo:rsid="00206cfa"/>
    </style:style>
    <style:style style:name="T6" style:family="text">
      <style:text-properties officeooo:rsid="00244235"/>
    </style:style>
    <style:style style:name="T7" style:family="text">
      <style:text-properties officeooo:rsid="0024ab3b"/>
    </style:style>
    <style:style style:name="T8" style:family="text">
      <style:text-properties officeooo:rsid="00264610"/>
    </style:style>
    <style:style style:name="T9" style:family="text">
      <style:text-properties fo:font-weight="bold" officeooo:rsid="001ae1e1" style:font-weight-asian="bold" style:font-weight-complex="bold"/>
    </style:style>
    <style:style style:name="T10" style:family="text">
      <style:text-properties fo:color="#ce181e" fo:font-weight="bold" officeooo:rsid="001ae1e1" style:font-weight-asian="bold" style:font-weight-complex="bold"/>
    </style:style>
    <style:style style:name="T11" style:family="text">
      <style:text-properties fo:color="#ce181e" fo:font-weight="normal" officeooo:rsid="001ae1e1" style:font-weight-asian="normal" style:font-weight-complex="normal"/>
    </style:style>
    <style:style style:name="T12" style:family="text">
      <style:text-properties officeooo:rsid="0029c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8">blockchain behavior : token issue、transact、destroy场景</text:span></text:p>
      <text:p text:style-name="P7">issue: individual’s reward, <text:span text:style-name="T12">mining</text:span>;</text:p>
      <text:p text:style-name="P7">transact: exchange for services、virtual assets;</text:p>
      <text:p text:style-name="P7">destroy: contribution to the ecosystem;</text:p>
      <text:p text:style-name="P7"/>
      <text:p text:style-name="P7"/>
      <text:p text:style-name="P6">跑步（基础、线上赛、约定跑）</text:p>
      <text:p text:style-name="P1">a. <text:span text:style-name="T1">issue</text:span>场景1<text:span text:style-name="T2">（</text:span><text:span text:style-name="T11">mining</text:span><text:span text:style-name="T2">）</text:span>：打开Dapp→Run<text:span text:style-name="T1">→ 中途播报里程及已获得的token → End running →claim my tokens;</text:span></text:p>
      <text:p text:style-name="P1"><text:s text:c="4"/>issue<text:span text:style-name="T2">加成：路跑（+10%）， 女性（+5%），有几率暴击（+100%）；</text:span></text:p>
      <text:p text:style-name="P1"/>
      <text:p text:style-name="P3">b. issue场景2：报名线上赛 →<text:span text:style-name="T2"> 显示预计能获得的token数量</text:span> →<text:span text:style-name="T2"> （比赛时间段）完成线上赛 → claim my tokens；</text:span></text:p>
      <text:p text:style-name="P11"><text:s text:c="5"/>issue加成<text:span text:style-name="T2">：路跑（+10%），女性（+5%），排名前20%（+10%），前20%-50%（+5%），有几率暴击（+100%）；</text:span></text:p>
      <text:p text:style-name="P3"/>
      <text:p text:style-name="P4">c. issue场景3：用户<text:span text:style-name="T3">A</text:span>开班约定跑post →<text:span text:style-name="T3"> 其他用户加入约定跑班（最低人数3）→ 完成跑班任务 → 所有完成任务的用户claim tokens；</text:span></text:p>
      <text:p text:style-name="P12"><text:s text:c="5"/>issue加成<text:span text:style-name="T4">：用户A+5%，其他用户+3%，（跑班人数超过30人，且完成任务人数超过25人）用户A+5%，有几率暴击（+100%）</text:span></text:p>
      <text:p text:style-name="P9"/>
      <text:p text:style-name="P6">社区建设</text:p>
      <text:p text:style-name="P10">a. 跑步记录分享到朋友圈、微信好友→ 奖励tokens至缓冲池→ claim my tokens;</text:p>
      <text:p text:style-name="P1"><text:s text:c="4"/><text:span text:style-name="T6">issue加成：分享至朋友圈（+25%）</text:span></text:p>
      <text:p text:style-name="P13"/>
      <text:p text:style-name="P13">b. 任务系统</text:p>
      <text:p text:style-name="P13"><text:s text:c="4"/>1）、系统任务：完成任务奖励token（比赛、挑战、其他任务）</text:p>
      <text:p text:style-name="P1"><text:s text:c="4"/><text:span text:style-name="T7">2）、用户任务：用户悬赏任务，获得用户的赏金（考虑虚拟物品的出售，如奖牌、勋章）</text:span></text:p>
      <text:p text:style-name="P1"/>
      <text:p text:style-name="P1"/>
      <text:p text:style-name="P1"/>
      <text:p text:style-name="P1"/>
      <text:p text:style-name="P1"/>
      <text:p text:style-name="P1"/>
      <text:p text:style-name="P2">3. commercial ideas</text:p>
      <text:p text:style-name="P1">a. 指定一个品牌的装备，token获得加成(+x%);</text:p>
      <text:p text:style-name="P3">b. 圈内公益、圈外公益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31:04.948817452</meta:creation-date>
    <dc:date>2019-03-13T17:00:46.859810627</dc:date>
    <meta:editing-duration>PT3H21M4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426" meta:character-count="824" meta:non-whitespace-character-count="747"/>
  </office:meta>
</office:document-meta>
</file>